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5715in" style:use-optimal-column-width="false"/>
    </style:style>
    <style:style style:name="TableColumn7" style:family="table-column">
      <style:table-column-properties style:column-width="0.1777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33" style:parent-style-name="DefaultParagraphFont" style:family="text">
      <style:text-properties fo:font-weight="bold" style:font-weight-asian="bold" style:font-weight-complex="bold" fo:color="#D1D1D1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48" style:parent-style-name="DefaultParagraphFont" style:family="text">
      <style:text-properties fo:font-weight="bold" style:font-weight-asian="bold" style:font-weight-complex="bold" fo:color="#D1D1D1"/>
    </style:style>
    <style:style style:name="T49" style:parent-style-name="DefaultParagraphFont" style:family="text">
      <style:text-properties fo:font-weight="bold" style:font-weight-asian="bold" style:font-weight-complex="bold" fo:color="#D1D1D1"/>
    </style:style>
    <style:style style:name="TableRow50" style:family="table-row">
      <style:table-row-properties style:min-row-height="1.3944in" style:use-optimal-row-height="false"/>
    </style:style>
    <style:style style:name="TableCell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3" style:parent-style-name="DefaultParagraphFont" style:family="text">
      <style:text-properties fo:color="#000000" style:rfc-language-tag-asian="es-ES_tradnl" style:language-asian="es"/>
    </style:style>
    <style:style style:name="T54" style:parent-style-name="DefaultParagraphFont" style:family="text">
      <style:text-properties fo:color="#000000" style:rfc-language-tag-asian="es-ES_tradnl" style:language-asian="es"/>
    </style:style>
    <style:style style:name="TableRow55" style:family="table-row">
      <style:table-row-properties style:min-row-height="0.2826in" style:use-optimal-row-height="false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  <style:style style:name="TableCell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" style:parent-style-name="Normal" style:family="paragraph">
      <style:text-properties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Crear justificantes de pago</text:span></text:p>
          </table:table-cell>
          <table:covered-table-cell/>
          <table:covered-table-cell/>
          <table:table-cell table:style-name="TableCell30">
            <text:p text:style-name="P31"><text:span text:style-name="T32">EvalCmb-000</text:span><text:span text:style-name="T33">4</text:span></text:p>
          </table:table-cell>
        </table:table-row>
        <table:table-row table:style-name="TableRow34">
          <table:table-cell table:style-name="TableCell35" table:number-columns-spanned="2">
            <text:p text:style-name="P36">Nombre del interesado:<text:s/></text:p>
          </table:table-cell>
          <table:covered-table-cell/>
          <table:table-cell table:style-name="TableCell37" table:number-columns-spanned="3">
            <text:p text:style-name="P38">E-mail de contacto:</text:p>
          </table:table-cell>
          <table:covered-table-cell/>
          <table:covered-table-cell/>
          <table:table-cell table:style-name="TableCell39">
            <text:p text:style-name="P40">Fecha:</text:p>
          </table:table-cell>
        </table:table-row>
        <table:table-row table:style-name="TableRow41">
          <table:table-cell table:style-name="TableCell42" table:number-columns-spanned="2">
            <text:p text:style-name="Normal">Aarón García</text:p>
          </table:table-cell>
          <table:covered-table-cell/>
          <table:table-cell table:style-name="TableCell43" table:number-columns-spanned="3">
            <text:p text:style-name="Normal"><text:span text:style-name="T44">aaron.garcia@rai.usc.es</text:span></text:p>
          </table:table-cell>
          <table:covered-table-cell/>
          <table:covered-table-cell/>
          <table:table-cell table:style-name="TableCell45">
            <text:p text:style-name="P46"><text:span text:style-name="T47">1</text:span><text:span text:style-name="T48">4</text:span><text:span text:style-name="T49">/03/2024</text:span></text:p>
          </table:table-cell>
        </table:table-row>
        <table:table-row table:style-name="TableRow50">
          <table:table-cell table:style-name="TableCell51" table:number-columns-spanned="6">
            <text:p text:style-name="P52">Descripción del cambio:</text:p>
            <text:p text:style-name="Normal"><text:span text:style-name="T53">El subsistema de pagos debería tener una opción para crear justificantes de pago. De esta manera el usuario puede obtener un comprobante conforme ha saldado una deuda y poder obtener un<text:s/></text:span><text:span text:style-name="T54">recibo o similar con el fin de archivarlo para la gestión personal del interes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Desarrollador:</text:p>
          </table:table-cell>
          <table:table-cell table:style-name="TableCell58" table:number-columns-spanned="2">
            <text:p text:style-name="P59">S.L.B</text:p>
          </table:table-cell>
          <table:covered-table-cell/>
          <table:table-cell table:style-name="TableCell60">
            <text:p text:style-name="P61">Estado solicitud:</text:p>
          </table:table-cell>
          <table:table-cell table:style-name="TableCell62" table:number-columns-spanned="2">
            <text:p text:style-name="P63">Aceptad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go besada sergio</dc:creator>
    <meta:creation-date>2024-02-26T16:49:00Z</meta:creation-date>
    <dc:date>2024-03-14T19:55:00Z</dc:date>
    <meta:template xlink:href="Normal.dotm" xlink:type="simple"/>
    <meta:editing-cycles>3</meta:editing-cycles>
    <meta:editing-duration>PT120S</meta:editing-duration>
    <meta:document-statistic meta:page-count="1" meta:paragraph-count="1" meta:word-count="92" meta:character-count="600" meta:row-count="4" meta:non-whitespace-character-count="509"/>
  </office:meta>
</office:document-meta>
</file>